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0" table:default-cell-style-name="Default"/>
        <table:table-row table:style-name="ro1">
          <table:table-cell table:number-columns-repeated="2"/>
          <table:table-cell office:value-type="string" calcext:value-type="string">
            <text:p>Zestaw →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2" calcext:value-type="float">
            <text:p>2</text:p>
          </table:table-cell>
          <table:table-cell table:number-columns-repeated="3"/>
          <table:table-cell table:number-columns-repeated="6" office:value-type="float" office:value="3" calcext:value-type="float">
            <text:p>3</text:p>
          </table:table-cell>
          <table:table-cell table:number-columns-repeated="3"/>
          <table:table-cell table:number-columns-repeated="8" office:value-type="float" office:value="4" calcext:value-type="float">
            <text:p>4</text:p>
          </table:table-cell>
          <table:table-cell table:number-columns-repeated="3"/>
          <table:table-cell table:number-columns-repeated="8" office:value-type="float" office:value="5" calcext:value-type="float">
            <text:p>5</text:p>
          </table:table-cell>
          <table:table-cell table:number-columns-repeated="3"/>
          <table:table-cell table:number-columns-repeated="6" office:value-type="float" office:value="7" calcext:value-type="float">
            <text:p>7</text:p>
          </table:table-cell>
          <table:table-cell table:number-columns-repeated="5"/>
          <table:table-cell table:number-columns-repeated="8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Zadanie →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uma punktów</text:p>
          </table:table-cell>
          <table:table-cell office:value-type="string" calcext:value-type="string">
            <text:p>l. zadań: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ma punktów</text:p>
          </table:table-cell>
          <table:table-cell office:value-type="string" calcext:value-type="string">
            <text:p>l. zadań: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ma punktów</text:p>
          </table:table-cell>
          <table:table-cell office:value-type="string" calcext:value-type="string">
            <text:p>l. zadań: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uma punktów</text:p>
          </table:table-cell>
          <table:table-cell office:value-type="string" calcext:value-type="string">
            <text:p>l. zadań: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uma punktów</text:p>
          </table:table-cell>
          <table:table-cell office:value-type="string" calcext:value-type="string">
            <text:p>l. zadań: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ma punktów</text:p>
          </table:table-cell>
          <table:table-cell office:value-type="string" calcext:value-type="string">
            <text:p>l. zadań: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otal points:</text:p>
          </table:table-cell>
          <table:table-cell office:value-type="string" calcext:value-type="string">
            <text:p>total assign:</text:p>
          </table:table-cell>
        </table:table-row>
        <table:table-row table:style-name="ro1">
          <table:table-cell office:value-type="float" office:value="1455317" calcext:value-type="float">
            <text:p>14553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067" calcext:value-type="float">
            <text:p>1002067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1155" calcext:value-type="float">
            <text:p>1691155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0629" calcext:value-type="float">
            <text:p>1860629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5445" calcext:value-type="float">
            <text:p>1415445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8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7718" calcext:value-type="float">
            <text:p>18777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5768" calcext:value-type="float">
            <text:p>1905768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435" calcext:value-type="float">
            <text:p>1638435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393" calcext:value-type="float">
            <text:p>18283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349" calcext:value-type="float">
            <text:p>1069349</text:p>
          </table:table-cell>
          <table:table-cell table:number-columns-repeated="2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748" calcext:value-type="float">
            <text:p>1500748</text:p>
          </table:table-cell>
          <table:table-cell table:number-columns-repeated="2"/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7211" calcext:value-type="float">
            <text:p>18672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315" calcext:value-type="float">
            <text:p>1580315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5753" calcext:value-type="float">
            <text:p>1955753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3268" calcext:value-type="float">
            <text:p>1443268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1541" calcext:value-type="float">
            <text:p>1161541</text:p>
          </table:table-cell>
          <table:table-cell table:number-columns-repeated="2"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4T11:07:57.573010872</meta:creation-date>
    <dc:date>2020-04-24T11:09:35.703128484</dc:date>
    <meta:editing-duration>PT1M38S</meta:editing-duration>
    <meta:editing-cycles>1</meta:editing-cycles>
    <meta:document-statistic meta:table-count="1" meta:cell-count="1229" meta:object-count="0"/>
    <meta:generator>LibreOffice/6.3.5.2$Linux_X86_64 LibreOffice_project/30$Build-2</meta:generator>
  </office:meta>
</office:document-meta>
</file>